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SimSun" svg:font-family="SimSun, 文泉驿微米黑"/>
    <style:font-face style:name="Times New Roman" svg:font-family="'Times New Roman', 'DejaVu Sans'" style:font-family-generic="roman"/>
    <style:font-face style:name="Liberation Sans1" svg:font-family="'Liberation Sans', 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驿微米黑" svg:font-family="文泉驿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默认_5f_1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默认_5f_1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默认_5f_1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size-asian="24pt"/>
    </style:style>
    <style:style style:name="P5" style:family="paragraph">
      <loext:graphic-properties draw:fill="solid" draw:fill-color="#c7243a"/>
      <style:paragraph-properties fo:text-align="center"/>
      <style:text-properties style:font-size-asian="24pt"/>
    </style:style>
    <style:style style:name="P6" style:family="paragraph">
      <loext:graphic-properties draw:fill="solid" draw:fill-color="#edad0b"/>
      <style:paragraph-properties fo:text-align="center"/>
      <style:text-properties style:font-size-asian="24pt"/>
    </style:style>
    <style:style style:name="P7" style:family="paragraph">
      <loext:graphic-properties draw:fill="solid" draw:fill-color="#009f8c"/>
      <style:paragraph-properties fo:text-align="center"/>
      <style:text-properties style:font-size-asian="24pt"/>
    </style:style>
    <style:style style:name="P8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中国的未来宣教策略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2020年04月14日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简介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中国正在从过去的落后贫穷的国家，转变为经济和科技领先的国家。中国的崛起亦在神的恩典之内。与此同样的，应当崛起的，是中国的宣教事工。中国的福音，从宣教士来的时候种下了种子，但现在，是到了成长，成熟，结出果实的时候了。</text:p>
              </text:list-item>
              <text:list-item>
                <text:p>中国的宣教，不仅是向外，更因着其巨大的国内人口，国内宣教，也是一个重要的问题。而其中，少数民族，白领，工人，更是宣教的主要对象。在未来，甚至更可以向异文化宣教，走出国门，宣教世界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5" draw:layer="layout" svg:width="7.6cm" svg:height="6cm" svg:x="3.2cm" svg:y="6cm">
          <text:p text:style-name="P4">中国崛起及教会现状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7.8cm" svg:height="6cm" svg:x="10.2cm" svg:y="6cm">
          <text:p text:style-name="P4">国内宣教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7.8cm" svg:height="6cm" svg:x="17.304cm" svg:y="6cm">
          <text:p text:style-name="P4">国外宣教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1 <text:s/>中国的崛起及中国教会的成长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21世纪全球最令人瞩目的进步之一就是中国的崛起</text:p>
              </text:list-item>
              <text:list-item>
                <text:p>在这种全球化局势下，中国教会也实现了爆炸性增长。</text:p>
              </text:list-item>
              <text:list-item>
                <text:p>据估计，基督徒人数已达5千万至1亿3千万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2 <text:s/>中国宣教的尝试与失败原因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统计发现，走出中国国门的宣教士中，放弃率高达90%</text:p>
              </text:list-item>
              <text:list-item>
                <text:p>他们筋疲力竭，失落沮丧，羞愧难当</text:p>
              </text:list-item>
              <text:list-item>
                <text:p>有些宣教士出发时是单身，回来后就后悔错过了结婚的机会</text:p>
              </text:list-item>
              <text:list-item>
                <text:p>些人自责他们宣教的失败让教会蒙羞</text:p>
              </text:list-item>
              <text:list-item>
                <text:p>两大主要原因影响着中国宣教士</text:p>
                <text:list>
                  <text:list-item>
                    <text:p>缺乏自我关顾和外部关顾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3 <text:s/>中国国内宣教的政治问题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当前中国的政教关系错综复杂，但我们仍有可做的</text:p>
              </text:list-item>
              <text:list-item>
                <text:p>那些在政府中的人，他们不需要离开政府，他们仍可以作光</text:p>
              </text:list-item>
              <text:list-item>
                <text:p>政府会混淆基督教和政治目标。我们要求上帝赐下智慧</text:p>
              </text:list-item>
              <text:list-item>
                <text:p>我们要持守上帝让我们所有的见证</text:p>
              </text:list-item>
              <text:list-item>
                <text:p>极装备自己，让自己成为好公民的见证</text:p>
              </text:list-item>
              <text:list-item>
                <text:p>基督徒应当成为国家的祝福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4 <text:s/>中国宣教运动的核心事工——校园事工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中国本土一定要有自己的校园事工机构</text:p>
              </text:list-item>
              <text:list-item>
                <text:p>每年中国在校学生3000-3200万</text:p>
              </text:list-item>
              <text:list-item>
                <text:p>当前的学生是我们国家的下一代</text:p>
              </text:list-item>
              <text:list-item>
                <text:p>到2030年，在中国大学读书的有一亿两千万左右大学生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5 <text:s/>宣教中国的国内少数民族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中国少数民族是一个非常广博的概念，更是一个庞大的群体</text:p>
              </text:list-item>
              <text:list-item>
                <text:p>根据2010年第六次全国人口普查，全国少数民族总人口为13379.22万人</text:p>
              </text:list-item>
              <text:list-item>
                <text:p>55个少数民族中，人口在百万以上的有18个民族</text:p>
              </text:list-item>
              <text:list-item>
                <text:p>人口在百万人以下10万人以上的有15个民族</text:p>
              </text:list-item>
              <text:list-item>
                <text:p>人口在10万人以下1万人以上的有15个民族</text:p>
              </text:list-item>
              <text:list-item>
                <text:p>人口在1万人以下的有7个民族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少数民族的宣教信仰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基督教</text:p>
              </text:list-item>
              <text:list-item>
                <text:p>佛 教</text:p>
              </text:list-item>
              <text:list-item>
                <text:p>伊斯兰教</text:p>
              </text:list-item>
              <text:list-item>
                <text:p>原始宗教</text:p>
              </text:list-item>
              <text:list-item>
                <text:p>萨满教</text:p>
              </text:list-item>
              <text:list-item>
                <text:p>东正教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6 <text:s/>宣教中国的职场宣教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职场宣教是未来中国福音化变革和世界宣教的另一领地</text:p>
              </text:list-item>
              <text:list-item>
                <text:p>工商团契就必须开始规范化</text:p>
              </text:list-item>
              <text:list-item>
                <text:p>每个工商契都要明确自己的异象、使命、目标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7 <text:s/>中国宣教的民工教会宣教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中国首先要被福音得着</text:p>
              </text:list-item>
              <text:list-item>
                <text:p>随着中国大陆经济的发展，大批农民工背井离乡，走进各大城市打工赚钱，而成为农民工人（简称“民工”）</text:p>
              </text:list-item>
              <text:list-item>
                <text:p>农村教会人才严重的流失</text:p>
              </text:list-item>
              <text:list-item>
                <text:p>同时也看到福音复兴的契机，神兴起了庞大的民工群体</text:p>
              </text:list-item>
              <text:list-item>
                <text:p>目前中国民工数量已超过3亿</text:p>
              </text:list-item>
              <text:list-item>
                <text:p>农民工基督徒扮演着连接农村教会和城市教会的桥梁的角色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8 <text:s/>跨文化宣教的装备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有专业的训练</text:p>
              </text:list-item>
              <text:list-item>
                <text:p>预备自己和各种人做朋友</text:p>
              </text:list-item>
              <text:list-item>
                <text:p>体会上帝的心意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9 <text:s/>宣教中国2030动员大会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2013年6月，首尔举办的“亚洲教会领袖论坛”</text:p>
              </text:list-item>
              <text:list-item>
                <text:p>中国代表李圣风牧师提出了“宣教中国2030”的概念</text:p>
              </text:list-item>
              <text:list-item>
                <text:p>“策略、合作”成为宣教中国的核心词汇</text:p>
              </text:list-item>
              <text:list-item>
                <text:p>2015年10月在香港召开“宣教中国2030”第一次大会</text:p>
              </text:list-item>
              <text:list-item>
                <text:p>宣教运动本质上是宣教士带着福音的大能，释放那些被罪所捆绑的百姓，去敬拜那位独一的真神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10 <text:s/>宣教中国2030运动的策略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回顾中国的近邻韩国教会的宣教历史，卢博士指出，面对“宣教中国2030” 这一目标，需要策略性地开发中国教会的神学教育。</text:p>
              </text:list-item>
              <text:list-item>
                <text:p>作为韩国近邻,乃是要借鉴韩国教会宣教经验，并且彼此同工。</text:p>
              </text:list-item>
              <text:list-item>
                <text:p>宣教不是教会可以选择的事工之一，而是教会的本质。</text:p>
              </text:list-item>
              <text:list-item>
                <text:p>这不是一个教会,或者几个教会的负担，而是中国教会合一的行动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11 <text:s/>宣教中国2030运动的质疑与应答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中国教会的宣教运动要避免“大跃进”</text:p>
              </text:list-item>
              <text:list-item>
                <text:p>从还中国所欠的福音的债角度来说，中国至少要派出2万名以上的宣教士</text:p>
              </text:list-item>
              <text:list-item>
                <text:p>2万名宣教士是否可能?这是上帝的工作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12 <text:s/>宣教耶路撒冷的旧约起源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撒玛利亚是以色列失落的十二支派的观点</text:p>
              </text:list-item>
              <text:list-item>
                <text:p>万民流归耶路撒冷</text:p>
              </text:list-item>
              <text:list-item>
                <text:p>耶路撒冷、犹大、撒玛利亚都是新以色列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13 <text:s/>中国宣教的具体宣教策略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1.推动宣教祷告</text:p>
              </text:list-item>
              <text:list-item>
                <text:p>2.兴起宣教教会</text:p>
              </text:list-item>
              <text:list-item>
                <text:p>3.设立常设机构</text:p>
              </text:list-item>
              <text:list-item>
                <text:p>4.举办宣教大会</text:p>
              </text:list-item>
              <text:list-item>
                <text:p>5.发行宣教刊物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12.6cm" svg:x="1.4cm" svg:y="1.8cm" presentation:class="outline" presentation:user-transformed="true">
          <draw:text-box>
            <text:list text:style-name="L2">
              <text:list-item>
                <text:p>6.进行宣教研讨</text:p>
              </text:list-item>
              <text:list-item>
                <text:p>7.培育宣教人才</text:p>
              </text:list-item>
              <text:list-item>
                <text:p>8.开展商务宣教</text:p>
              </text:list-item>
              <text:list-item>
                <text:p>9.开发短宣路线</text:p>
              </text:list-item>
              <text:list-item>
                <text:p>10.发展宣教工场</text:p>
              </text:list-item>
              <text:list-item>
                <text:p>11.建立宣教网络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千里之行，始于足下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中国并不是一个小的国家，而是一个很大的国家，在这样的国家中，不要说是宣教了，就是走一圈，每个地方走一圈，恐怕就不是一年两年能完成的事情。但我们要去做。一个我们不够，神会为他的工兴起一个又一个我们，直到他的工完成。</text:p>
              </text:list-item>
              <text:list-item>
                <text:p>在神凡事都能。我们要做的，只是去做我们能做的有限的小事。大事是属于神的。千里之行，始于足下。我们要做的，就是抬起脚，踏上路。千里之行，始于足下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中国的未来宣教策略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2020年04月14日，谢谢观看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8cm" svg:height="11.14cm" svg:x="0.599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SimSun" svg:font-family="SimSun, 文泉驿微米黑"/>
    <style:font-face style:name="Times New Roman" svg:font-family="'Times New Roman', 'DejaVu Sans'" style:font-family-generic="roman"/>
    <style:font-face style:name="Liberation Sans1" svg:font-family="'Liberation Sans', 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驿微米黑" svg:font-family="文泉驿微米黑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微米黑" style:font-size-asian="24pt" style:language-asian="zh" style:country-asian="CN" style:font-name-complex="文泉驿微米黑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none"/>
      <style:text-properties fo:color="#000000" style:font-name="Times New Roman" fo:font-family="'Times New Roman', 'DejaVu Sans'" style:font-family-generic="roman" fo:font-size="10.5pt" fo:language="en" fo:country="US" style:letter-kerning="true" style:font-name-asian="Times New Roman" style:font-family-asian="'Times New Roman', 'DejaVu Sans'" style:font-family-generic-asian="roman" style:font-size-asian="12pt" style:language-asian="ar" style:country-asian="SA"/>
    </style:style>
    <style:style style:name="apple-style-span" style:family="graphic">
      <style:paragraph-properties style:text-autospace="none"/>
    </style:style>
    <style:style style:name="默认段落字体" style:family="graphic">
      <style:paragraph-properties style:text-autospace="none"/>
    </style:style>
    <style:style style:name="Internet_20_链接" style:display-name="Internet 链接" style:family="graphic">
      <style:paragraph-properties style:text-autospace="none"/>
      <style:text-properties fo:color="#0000ff"/>
    </style:style>
    <style:style style:name="页码" style:family="graphic">
      <style:paragraph-properties style:text-autospace="none"/>
    </style:style>
    <style:style style:name="批注引用" style:family="graphic">
      <style:paragraph-properties style:text-autospace="none"/>
      <style:text-properties fo:font-size="10.5pt" style:font-size-asian="10.5pt" style:font-size-complex="10.5pt"/>
    </style:style>
    <style:style style:name="脚注符" style:family="graphic">
      <style:paragraph-properties style:text-autospace="none"/>
      <style:text-properties style:text-position="11% 58%"/>
    </style:style>
    <style:style style:name="Default_20_Paragraph_20_Font1" style:display-name="Default Paragraph Font1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ption1" style:family="graphic">
      <style:paragraph-properties fo:margin-top="0.374cm" fo:margin-bottom="0.374cm" fo:text-align="justify" style:text-autospace="none"/>
      <style:text-properties fo:color="#000000" style:font-name="Times New Roman" fo:font-family="'Times New Roman', 'DejaVu Sans'" style:font-family-generic="roman" fo:font-size="12pt" fo:language="en" fo:country="US" fo:font-style="italic" style:letter-kerning="true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表格标题" style:family="graphic">
      <style:paragraph-properties fo:text-align="center" style:text-autospace="none"/>
      <style:text-properties fo:color="#000000" style:font-name="Times New Roman" fo:font-family="'Times New Roman', 'DejaVu Sans'" style:font-family-generic="roman" fo:font-size="10.5pt" fo:language="en" fo:country="US" fo:font-weight="bold" style:letter-kerning="true" style:font-name-asian="Times New Roman" style:font-family-asian="'Times New Roman', 'DejaVu Sans'" style:font-family-generic-asian="roman" style:font-size-asian="12pt" style:language-asian="ar" style:country-asian="SA" style:font-weight-asian="bold" style:font-weight-complex="bold"/>
    </style:style>
    <style:style style:name="表格内容" style:family="graphic">
      <style:paragraph-properties fo:text-align="justify" style:text-autospace="none"/>
      <style:text-properties fo:color="#000000" style:font-name="Times New Roman" fo:font-family="'Times New Roman', 'DejaVu Sans'" style:font-family-generic="roman" fo:font-size="10.5pt" fo:language="en" fo:country="US" style:letter-kerning="true" style:font-name-asian="Times New Roman" style:font-family-asian="'Times New Roman', 'DejaVu Sans'" style:font-family-generic-asian="roman" style:font-size-asian="12pt" style:language-asian="ar" style:country-asian="SA"/>
    </style:style>
    <style:style style:name="Caption" style:family="graphic">
      <style:paragraph-properties fo:margin-top="0.374cm" fo:margin-bottom="0.374cm" fo:text-align="justify" style:text-autospace="none"/>
      <style:text-properties fo:color="#000000" style:font-name="Times New Roman" fo:font-family="'Times New Roman', 'DejaVu Sans'" style:font-family-generic="roman" fo:font-size="12pt" fo:language="en" fo:country="US" fo:font-style="italic" style:letter-kerning="true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页脚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fo:color="#000000" style:font-name="Times New Roman" fo:font-family="'Times New Roman', 'DejaVu Sans'" style:font-family-generic="roman" fo:font-size="9pt" fo:language="en" fo:country="US" style:letter-kerning="true" style:font-name-asian="Times New Roman" style:font-family-asian="'Times New Roman', 'DejaVu Sans'" style:font-family-generic-asian="roman" style:font-size-asian="9pt" style:language-asian="ar" style:country-asian="SA"/>
    </style:style>
    <style:style style:name="批注框文本" style:family="graphic">
      <style:paragraph-properties fo:text-align="justify" style:text-autospace="none"/>
      <style:text-properties fo:color="#000000" style:font-name="Times New Roman" fo:font-family="'Times New Roman', 'DejaVu Sans'" style:font-family-generic="roman" fo:font-size="9pt" fo:language="en" fo:country="US" style:letter-kerning="true" style:font-name-asian="Times New Roman" style:font-family-asian="'Times New Roman', 'DejaVu Sans'" style:font-family-generic-asian="roman" style:font-size-asian="9pt" style:language-asian="ar" style:country-asian="SA"/>
    </style:style>
    <style:style style:name="脚注" style:family="graphic">
      <style:paragraph-properties fo:text-align="start" style:text-autospace="none"/>
      <style:text-properties fo:color="#000000" style:font-name="Times New Roman" fo:font-family="'Times New Roman', 'DejaVu Sans'" style:font-family-generic="roman" fo:font-size="9pt" fo:language="en" fo:country="US" style:letter-kerning="true" style:font-name-asian="Times New Roman" style:font-family-asian="'Times New Roman', 'DejaVu Sans'" style:font-family-generic-asian="roman" style:font-size-asian="9pt" style:language-asian="ar" style:country-asian="SA"/>
    </style:style>
    <style:style style:name="页眉" style:family="graphic">
      <style:paragraph-properties fo:text-align="center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fo:color="#000000" style:font-name="Times New Roman" fo:font-family="'Times New Roman', 'DejaVu Sans'" style:font-family-generic="roman" fo:font-size="9pt" fo:language="en" fo:country="US" style:letter-kerning="true" style:font-name-asian="Times New Roman" style:font-family-asian="'Times New Roman', 'DejaVu Sans'" style:font-family-generic-asian="roman" style:font-size-asian="9pt" style:language-asian="ar" style:country-asian="SA"/>
    </style:style>
    <style:style style:name="框架内容" style:family="graphic">
      <style:paragraph-properties fo:text-align="justify" style:text-autospace="none"/>
      <style:text-properties fo:color="#000000" style:font-name="Times New Roman" fo:font-family="'Times New Roman', 'DejaVu Sans'" style:font-family-generic="roman" fo:font-size="10.5pt" fo:language="en" fo:country="US" style:letter-kerning="true" style:font-name-asian="Times New Roman" style:font-family-asian="'Times New Roman', 'DejaVu Sans'" style:font-family-generic-asian="roman" style:font-size-asian="12pt" style:language-asian="ar" style:country-asian="SA"/>
    </style:style>
    <style:style style:name="日期" style:family="graphic">
      <style:paragraph-properties fo:margin-left="0.31cm" fo:margin-right="0cm" fo:text-align="justify" fo:text-indent="0cm" style:text-autospace="none"/>
      <style:text-properties fo:color="#000000" style:font-name="Times New Roman" fo:font-family="'Times New Roman', 'DejaVu Sans'" style:font-family-generic="roman" fo:font-size="10.5pt" fo:language="en" fo:country="US" style:letter-kerning="true" style:font-name-asian="Times New Roman" style:font-family-asian="'Times New Roman', 'DejaVu Sans'" style:font-family-generic-asian="roman" style:font-size-asian="12pt" style:language-asian="ar" style:country-asian="SA"/>
    </style:style>
    <style:style style:name="批注主题" style:family="graphic">
      <style:paragraph-properties fo:text-align="start" style:text-autospace="none"/>
      <style:text-properties fo:color="#000000" style:font-name="Times New Roman" fo:font-family="'Times New Roman', 'DejaVu Sans'" style:font-family-generic="roman" fo:font-size="10.5pt" fo:language="en" fo:country="US" fo:font-weight="bold" style:letter-kerning="true" style:font-name-asian="Times New Roman" style:font-family-asian="'Times New Roman', 'DejaVu Sans'" style:font-family-generic-asian="roman" style:font-size-asian="12pt" style:language-asian="ar" style:country-asian="SA" style:font-weight-asian="bold" style:font-weight-complex="bold"/>
    </style:style>
    <style:style style:name="批注文字" style:family="graphic">
      <style:paragraph-properties fo:text-align="start" style:text-autospace="none"/>
      <style:text-properties fo:color="#000000" style:font-name="Times New Roman" fo:font-family="'Times New Roman', 'DejaVu Sans'" style:font-family-generic="roman" fo:font-size="10.5pt" fo:language="en" fo:country="US" style:letter-kerning="true" style:font-name-asian="Times New Roman" style:font-family-asian="'Times New Roman', 'DejaVu Sans'" style:font-family-generic-asian="roman" style:font-size-asian="12pt" style:language-asian="ar" style:country-asian="SA"/>
    </style:style>
    <style:style style:name="索引" style:family="graphic">
      <style:paragraph-properties fo:text-align="justify" style:text-autospace="none"/>
      <style:text-properties fo:color="#000000" style:font-name="Times New Roman" fo:font-family="'Times New Roman', 'DejaVu Sans'" style:font-family-generic="roman" fo:font-size="10.5pt" fo:language="en" fo:country="US" style:letter-kerning="true" style:font-name-asian="Lohit Devanagari" style:font-family-asian="'Lohit Devanagari'" style:font-size-asian="12pt" style:language-asian="ar" style:country-asian="SA"/>
    </style:style>
    <style:style style:name="题注" style:family="graphic">
      <style:paragraph-properties fo:margin-top="0.374cm" fo:margin-bottom="0.374cm" fo:text-align="justify" style:text-autospace="none"/>
      <style:text-properties fo:color="#000000" style:font-name="Times New Roman" fo:font-family="'Times New Roman', 'DejaVu Sans'" style:font-family-generic="roman" fo:font-size="12pt" fo:language="en" fo:country="US" fo:font-style="italic" style:letter-kerning="true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列表" style:family="graphic">
      <style:paragraph-properties fo:margin-top="0cm" fo:margin-bottom="0.436cm" fo:line-height="115%" fo:text-align="justify" style:text-autospace="none"/>
      <style:text-properties fo:color="#000000" style:font-name="Times New Roman" fo:font-family="'Times New Roman', 'DejaVu Sans'" style:font-family-generic="roman" fo:font-size="10.5pt" fo:language="en" fo:country="US" style:letter-kerning="true" style:font-name-asian="Lohit Devanagari" style:font-family-asian="'Lohit Devanagari'" style:font-size-asian="12pt" style:language-asian="ar" style:country-asian="SA"/>
    </style:style>
    <style:style style:name="标题样式" style:family="graphic">
      <style:paragraph-properties fo:margin-top="0.746cm" fo:margin-bottom="0.374cm" fo:text-align="justify" style:text-autospace="none"/>
      <style:text-properties fo:color="#000000" style:font-name="Liberation Sans1" fo:font-family="'Liberation Sans', Arial" style:font-family-generic="swiss" fo:font-size="14pt" fo:language="en" fo:country="US" style:letter-kerning="true" style:font-name-asian="Lohit Devanagari" style:font-family-asian="'Lohit Devanagari'" style:font-size-asian="14pt" style:language-asian="ar" style:country-asian="SA"/>
    </style:style>
    <style:style style:name="默认_5f_1" style:display-name="默认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编号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20:24:18.045699508</meta:creation-date>
    <meta:editing-duration>PT32M</meta:editing-duration>
    <meta:editing-cycles>28</meta:editing-cycles>
    <meta:generator>LibreOffice/6.0.6.2$Linux_X86_64 LibreOffice_project/00m0$Build-2</meta:generator>
    <dc:title>Classy Red</dc:title>
    <dc:date>2020-04-10T20:56:30.031066959</dc:date>
    <meta:document-statistic meta:object-count="118"/>
  </office:meta>
</office:document-meta>
</file>